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53141" officeooo:paragraph-rsid="00153141" style:font-weight-asian="bold" style:font-weight-complex="bold"/>
    </style:style>
    <style:style style:name="P2" style:family="paragraph" style:parent-style-name="Standard">
      <style:text-properties style:text-underline-style="none" fo:font-weight="normal" officeooo:rsid="001aaaeb" officeooo:paragraph-rsid="001aaaeb" style:font-weight-asian="normal" style:font-weight-complex="normal"/>
    </style:style>
    <style:style style:name="P3" style:family="paragraph" style:parent-style-name="Standard">
      <style:text-properties style:text-underline-style="none" fo:font-weight="normal" officeooo:rsid="001aaaeb" officeooo:paragraph-rsid="00c8baeb" style:font-weight-asian="normal" style:font-weight-complex="normal"/>
    </style:style>
    <style:style style:name="P4" style:family="paragraph" style:parent-style-name="Standard">
      <style:text-properties style:text-underline-style="none" fo:font-weight="normal" officeooo:rsid="001bc438" officeooo:paragraph-rsid="001bc438" style:font-weight-asian="normal" style:font-weight-complex="normal"/>
    </style:style>
    <style:style style:name="P5" style:family="paragraph" style:parent-style-name="Standard">
      <style:text-properties style:text-underline-style="none" fo:font-weight="normal" officeooo:rsid="002477bb" officeooo:paragraph-rsid="00315047" style:font-weight-asian="normal" style:font-weight-complex="normal"/>
    </style:style>
    <style:style style:name="P6" style:family="paragraph" style:parent-style-name="Standard">
      <style:text-properties style:text-underline-style="none" fo:font-weight="normal" officeooo:rsid="003bd473" officeooo:paragraph-rsid="003bd473" style:font-weight-asian="normal" style:font-weight-complex="normal"/>
    </style:style>
    <style:style style:name="P7" style:family="paragraph" style:parent-style-name="Standard">
      <style:text-properties style:text-underline-style="none" fo:font-weight="normal" officeooo:rsid="00a0148e" officeooo:paragraph-rsid="00a0148e" style:font-weight-asian="normal" style:font-weight-complex="normal"/>
    </style:style>
    <style:style style:name="P8" style:family="paragraph" style:parent-style-name="Standard">
      <style:text-properties style:text-underline-style="none" fo:font-weight="normal" officeooo:rsid="00c67cbe" officeooo:paragraph-rsid="00c8baeb" style:font-weight-asian="normal" style:font-weight-complex="normal"/>
    </style:style>
    <style:style style:name="P9" style:family="paragraph" style:parent-style-name="Standard">
      <style:text-properties style:text-underline-style="none" fo:font-weight="bold" officeooo:rsid="00178717" officeooo:paragraph-rsid="00178717" style:font-weight-asian="bold" style:font-weight-complex="bold"/>
    </style:style>
    <style:style style:name="P10" style:family="paragraph" style:parent-style-name="Standard">
      <style:text-properties style:text-underline-style="none" fo:font-weight="bold" officeooo:rsid="0045987b" officeooo:paragraph-rsid="0045987b" style:font-weight-asian="bold" style:font-weight-complex="bold"/>
    </style:style>
    <style:style style:name="P11" style:family="paragraph" style:parent-style-name="Standard">
      <style:paragraph-properties fo:break-before="page"/>
      <style:text-properties style:text-underline-style="none" fo:font-weight="bold" officeooo:rsid="0045987b" officeooo:paragraph-rsid="0045987b" style:font-weight-asian="bold" style:font-weight-complex="bold"/>
    </style:style>
    <style:style style:name="P12" style:family="paragraph" style:parent-style-name="Standard">
      <style:text-properties fo:font-weight="bold" officeooo:rsid="00a6214d" officeooo:paragraph-rsid="00a6214d" style:font-weight-asian="bold" style:font-weight-complex="bold"/>
    </style:style>
    <style:style style:name="T1" style:family="text">
      <style:text-properties officeooo:rsid="001c6168"/>
    </style:style>
    <style:style style:name="T2" style:family="text">
      <style:text-properties officeooo:rsid="0025ea66"/>
    </style:style>
    <style:style style:name="T3" style:family="text">
      <style:text-properties fo:font-style="italic" officeooo:rsid="0025ea66" style:font-style-asian="italic" style:font-style-complex="italic"/>
    </style:style>
    <style:style style:name="T4" style:family="text">
      <style:text-properties fo:font-weight="bold" officeooo:rsid="0025ea6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78717" style:font-weight-asian="normal" style:font-weight-complex="normal"/>
    </style:style>
    <style:style style:name="T7" style:family="text">
      <style:text-properties fo:font-weight="normal" officeooo:rsid="004c3a3d" style:font-weight-asian="normal" style:font-weight-complex="normal"/>
    </style:style>
    <style:style style:name="T8" style:family="text">
      <style:text-properties fo:font-weight="normal" officeooo:rsid="004dd804" style:font-weight-asian="normal" style:font-weight-complex="normal"/>
    </style:style>
    <style:style style:name="T9" style:family="text">
      <style:text-properties style:text-position="super 58%" fo:font-weight="normal" officeooo:rsid="004c3a3d" style:font-weight-asian="normal" style:font-weight-complex="normal"/>
    </style:style>
    <style:style style:name="T10" style:family="text">
      <style:text-properties officeooo:rsid="00761c29"/>
    </style:style>
    <style:style style:name="T11" style:family="text">
      <style:text-properties officeooo:rsid="009ad685"/>
    </style:style>
    <style:style style:name="T12" style:family="text">
      <style:text-properties officeooo:rsid="009d7273"/>
    </style:style>
    <style:style style:name="T13" style:family="text">
      <style:text-properties officeooo:rsid="00af6e8e"/>
    </style:style>
    <style:style style:name="T14" style:family="text">
      <style:text-properties officeooo:rsid="00b82302"/>
    </style:style>
    <style:style style:name="T15" style:family="text">
      <style:text-properties officeooo:rsid="00c1e78c"/>
    </style:style>
    <style:style style:name="T16" style:family="text">
      <style:text-properties officeooo:rsid="00c7aac6"/>
    </style:style>
    <style:style style:name="T17" style:family="text">
      <style:text-properties officeooo:rsid="001aaaeb"/>
    </style:style>
    <style:style style:name="T18" style:family="text">
      <style:text-properties officeooo:rsid="00d4a450"/>
    </style:style>
    <style:style style:name="T19" style:family="text">
      <style:text-properties officeooo:rsid="00dc4faa"/>
    </style:style>
    <style:style style:name="T20" style:family="text">
      <style:text-properties officeooo:rsid="00dda804"/>
    </style:style>
    <style:style style:name="T21" style:family="text">
      <style:text-properties officeooo:rsid="00e21e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text:p>
      <text:p text:style-name="P1"/>
      <text:p text:style-name="Standard">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text:p>
      <text:p text:style-name="Standard"/>
      <text:p text:style-name="P12">Total Word Count:- <text:span text:style-name="T20">538</text:span> Words <text:span text:style-name="T21">3,326 Characters</text:span></text:p>
      <text:p text:style-name="P11"/>
      <text:p text:style-name="P10">To: <text:span text:style-name="T5">Director</text:span></text:p>
      <text:p text:style-name="P10">From: <text:span text:style-name="T8">Bollam Raja Shekar (bollamr2)</text:span></text:p>
      <text:p text:style-name="P10">Date: <text:span text:style-name="T7">November 30</text:span><text:span text:style-name="T9">th</text:span><text:span text:style-name="T7">, 2020</text:span></text:p>
      <text:p text:style-name="P10">Subject: <text:span text:style-name="T6">Why is Data Curation Services Important.</text:span></text:p>
      <text:p text:style-name="P9"/>
      <text:p text:style-name="P7">I would like to bring to your notice about the undergoing studies on data curation and it’s services in the context of data science. I also humbly urge you to continue funding in this area of study.</text:p>
      <text:p text:style-name="P7"/>
      <text:p text:style-name="P8">Data curation helps researchers manage, preserve, maintain and add value to data through-out its life-cycle, with the goal of providing for its re-use over time (Digital Curation <text:span text:style-name="T16">Center</text:span>, 2010). <text:span text:style-name="T17">In current technology era, data is almost everything. Every electronics hardware or a software deals with understand the data as an input and produces output in terms of data in one way or the other. It has become very crucial to understand various forms of data. </text:span></text:p>
      <text:p text:style-name="P8"/>
      <text:p text:style-name="P3">Data representation at a conceptual level and implementation level doesn’t have any concrete form of representation or guidelines to follows. Hence, data management has become one of the critical aspects of technological advancements. Therefore, having an effective and efficient data curation services has become important to pave way for cutting edge technologies in the future.</text:p>
      <text:p text:style-name="P2"/>
      <text:p text:style-name="P4">Data Curation starts with <text:span text:style-name="T10">a </text:span>“data set”. These data sets are fundamental building blocks for data curation activit<text:span text:style-name="T1">ies. Simplistically, the stages of data curation can be listed as Identifying, Cleaning, Transforming and Identifying. Identifying is the process of identifying different data sets or data sources that are of our interest in a given context. Cleaning is the process in which we remove not so required data and normalize the data to certain standard that we deem important for certain activity or a requirement in a given context. Transforming is the process in which we convert the normalized data into the data that is required as an input data for another process.</text:span></text:p>
      <text:p text:style-name="P4"/>
      <text:p text:style-name="P5">In this memo, I would like to <text:span text:style-name="T15">emphasize</text:span> the importance of Metadata and Provenance in the data curation process. </text:p>
      <text:p text:style-name="P5"/>
      <text:p text:style-name="P5"><text:span text:style-name="T4">Metadata</text:span><text:span text:style-name="T2"> is </text:span><text:span text:style-name="T3">data that best describes the data</text:span><text:span text:style-name="T2">. Its a way of referring to the data that supports the discovery, management and understanding of other data and information.</text:span><text:span text:style-name="T3"> </text:span><text:span text:style-name="T2">Capturing and maintaining correct metadata is considered key to the reuse and preservation of digital objects. There are a wide range of metadata schema and standards developed based on the requirements such as DDI (Data Documentation Initiative), IEEE LOM (Learning Objects Metadata) and many more. </text:span></text:p>
      <text:p text:style-name="P5"/>
      <text:p text:style-name="P5"><text:span text:style-name="T4">Provenance</text:span><text:span text:style-name="T2"> is defined as the origins, ownership and custody of a data. Since data-sets are reformulated and reworked to create a new data, provenance is important to trace back the origins of the modified data sets. Every data set during the data curation process need to address the requirements of provenance as it guarantees the data creators accountability for their work and provides a chain of information where data cane be back-traced to the creators enabling the researchers and others to adapt the data for their own purposes.</text:span></text:p>
      <text:p text:style-name="P5"/>
      <text:p text:style-name="P6"><text:span text:style-name="T12">In conclusion, </text:span>I <text:span text:style-name="T12">strongly</text:span> believe that a thoughtfully designed data curation process and <text:span text:style-name="T18">S</text:span>ervice<text:span text:style-name="T11">s</text:span> provided by this process are one of the building blocks for technological break-through in <text:span text:style-name="T13">data sciences now and more in </text:span>future. I strong<text:span text:style-name="T14">ly</text:span> urge you to continue funding this work <text:span text:style-name="T19">that would allow for easier access and use of data and at the same time improving its quality.</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19:55.239115468</meta:creation-date>
    <dc:date>2020-11-27T15:41:05.655637340</dc:date>
    <meta:editing-duration>PT1H5M40S</meta:editing-duration>
    <meta:editing-cycles>88</meta:editing-cycles>
    <meta:generator>LibreOffice/6.0.7.3$Linux_X86_64 LibreOffice_project/00m0$Build-3</meta:generator>
    <meta:document-statistic meta:table-count="0" meta:image-count="0" meta:object-count="0" meta:page-count="2" meta:paragraph-count="15" meta:word-count="645" meta:character-count="3957" meta:non-whitespace-character-count="3324"/>
  </office:meta>
</office:document-meta>
</file>